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A000002080FCC8D6D.png" manifest:media-type="image/png"/>
  <manifest:file-entry manifest:full-path="Pictures/100002010000017A0000020877609E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0.6299in" svg:height="0.8665in" draw:z-index="0"><draw:image xlink:href="Pictures/100002010000017A0000020877609EB0.png" xlink:type="simple" xlink:show="embed" xlink:actuate="onLoad"/></draw:frame><draw:frame draw:style-name="fr1" draw:name="graphics2" text:anchor-type="as-char" svg:width="0.6299in" svg:height="0.8665in" draw:z-index="1"><draw:image xlink:href="Pictures/100002010000017A0000020877609EB0.png" xlink:type="simple" xlink:show="embed" xlink:actuate="onLoad"/></draw:frame><draw:frame draw:style-name="fr1" draw:name="graphics3" text:anchor-type="as-char" svg:width="0.6299in" svg:height="0.8665in" draw:z-index="2"><draw:image xlink:href="Pictures/100002010000017A0000020877609EB0.png" xlink:type="simple" xlink:show="embed" xlink:actuate="onLoad"/></draw:frame><draw:frame draw:style-name="fr1" draw:name="graphics4" text:anchor-type="as-char" svg:width="0.6299in" svg:height="0.8665in" draw:z-index="3"><draw:image xlink:href="Pictures/100002010000017A0000020877609EB0.png" xlink:type="simple" xlink:show="embed" xlink:actuate="onLoad"/></draw:frame><draw:frame draw:style-name="fr1" draw:name="graphics5" text:anchor-type="as-char" svg:width="0.6299in" svg:height="0.8665in" draw:z-index="4"><draw:image xlink:href="Pictures/100002010000017A0000020877609EB0.png" xlink:type="simple" xlink:show="embed" xlink:actuate="onLoad"/></draw:frame><draw:frame draw:style-name="fr1" draw:name="graphics6" text:anchor-type="as-char" svg:width="0.6299in" svg:height="0.8665in" draw:z-index="5"><draw:image xlink:href="Pictures/100002010000017A0000020877609EB0.png" xlink:type="simple" xlink:show="embed" xlink:actuate="onLoad"/></draw:frame><draw:frame draw:style-name="fr1" draw:name="graphics7" text:anchor-type="as-char" svg:width="0.6299in" svg:height="0.8665in" draw:z-index="6"><draw:image xlink:href="Pictures/100002010000017A0000020877609EB0.png" xlink:type="simple" xlink:show="embed" xlink:actuate="onLoad"/></draw:frame><draw:frame draw:style-name="fr1" draw:name="graphics8" text:anchor-type="as-char" svg:width="0.6299in" svg:height="0.8665in" draw:z-index="7"><draw:image xlink:href="Pictures/100002010000017A0000020877609EB0.png" xlink:type="simple" xlink:show="embed" xlink:actuate="onLoad"/></draw:frame><draw:frame draw:style-name="fr1" draw:name="graphics9" text:anchor-type="as-char" svg:width="0.6299in" svg:height="0.8665in" draw:z-index="8"><draw:image xlink:href="Pictures/100002010000017A0000020877609EB0.png" xlink:type="simple" xlink:show="embed" xlink:actuate="onLoad"/></draw:frame><draw:frame draw:style-name="fr1" draw:name="graphics10" text:anchor-type="as-char" svg:width="0.6299in" svg:height="0.8665in" draw:z-index="9"><draw:image xlink:href="Pictures/100002010000017A0000020877609EB0.png" xlink:type="simple" xlink:show="embed" xlink:actuate="onLoad"/></draw:frame><draw:frame draw:style-name="fr1" draw:name="graphics11" text:anchor-type="as-char" svg:width="0.6299in" svg:height="0.8665in" draw:z-index="10"><draw:image xlink:href="Pictures/100002010000017A0000020877609EB0.png" xlink:type="simple" xlink:show="embed" xlink:actuate="onLoad"/></draw:frame><draw:frame draw:style-name="fr1" draw:name="graphics12" text:anchor-type="as-char" svg:width="0.6299in" svg:height="0.8665in" draw:z-index="11"><draw:image xlink:href="Pictures/100002010000017A0000020877609EB0.png" xlink:type="simple" xlink:show="embed" xlink:actuate="onLoad"/></draw:frame><draw:frame draw:style-name="fr1" draw:name="graphics13" text:anchor-type="as-char" svg:width="0.6299in" svg:height="0.8665in" draw:z-index="12"><draw:image xlink:href="Pictures/100002010000017A0000020877609EB0.png" xlink:type="simple" xlink:show="embed" xlink:actuate="onLoad"/></draw:frame><draw:frame draw:style-name="fr1" draw:name="graphics14" text:anchor-type="as-char" svg:width="0.6299in" svg:height="0.8665in" draw:z-index="13"><draw:image xlink:href="Pictures/100002010000017A0000020877609EB0.png" xlink:type="simple" xlink:show="embed" xlink:actuate="onLoad"/></draw:frame><draw:frame draw:style-name="fr1" draw:name="graphics15" text:anchor-type="as-char" svg:width="0.6299in" svg:height="0.8665in" draw:z-index="14"><draw:image xlink:href="Pictures/100002010000017A0000020877609EB0.png" xlink:type="simple" xlink:show="embed" xlink:actuate="onLoad"/></draw:frame><draw:frame draw:style-name="fr1" draw:name="graphics16" text:anchor-type="as-char" svg:width="0.6299in" svg:height="0.8665in" draw:z-index="15"><draw:image xlink:href="Pictures/100002010000017A0000020877609EB0.png" xlink:type="simple" xlink:show="embed" xlink:actuate="onLoad"/></draw:frame><draw:frame draw:style-name="fr1" draw:name="graphics17" text:anchor-type="as-char" svg:width="0.6299in" svg:height="0.8665in" draw:z-index="16"><draw:image xlink:href="Pictures/100002010000017A0000020877609EB0.png" xlink:type="simple" xlink:show="embed" xlink:actuate="onLoad"/></draw:frame><draw:frame draw:style-name="fr1" draw:name="graphics18" text:anchor-type="as-char" svg:width="0.6299in" svg:height="0.8665in" draw:z-index="17"><draw:image xlink:href="Pictures/100002010000017A0000020877609EB0.png" xlink:type="simple" xlink:show="embed" xlink:actuate="onLoad"/></draw:frame><draw:frame draw:style-name="fr1" draw:name="graphics19" text:anchor-type="as-char" svg:width="0.6299in" svg:height="0.8665in" draw:z-index="18"><draw:image xlink:href="Pictures/100002010000017A0000020877609EB0.png" xlink:type="simple" xlink:show="embed" xlink:actuate="onLoad"/></draw:frame><draw:frame draw:style-name="fr1" draw:name="graphics20" text:anchor-type="as-char" svg:width="0.6299in" svg:height="0.8665in" draw:z-index="19"><draw:image xlink:href="Pictures/100002010000017A0000020877609EB0.png" xlink:type="simple" xlink:show="embed" xlink:actuate="onLoad"/></draw:frame><draw:frame draw:style-name="fr1" draw:name="graphics21" text:anchor-type="as-char" svg:width="0.6299in" svg:height="0.8665in" draw:z-index="20"><draw:image xlink:href="Pictures/100002010000017A0000020877609EB0.png" xlink:type="simple" xlink:show="embed" xlink:actuate="onLoad"/></draw:frame><draw:frame draw:style-name="fr1" draw:name="graphics22" text:anchor-type="as-char" svg:width="0.6299in" svg:height="0.8665in" draw:z-index="21"><draw:image xlink:href="Pictures/100002010000017A0000020877609EB0.png" xlink:type="simple" xlink:show="embed" xlink:actuate="onLoad"/></draw:frame><draw:frame draw:style-name="fr1" draw:name="graphics23" text:anchor-type="as-char" svg:width="0.6299in" svg:height="0.8665in" draw:z-index="22"><draw:image xlink:href="Pictures/100002010000017A0000020877609EB0.png" xlink:type="simple" xlink:show="embed" xlink:actuate="onLoad"/></draw:frame><draw:frame draw:style-name="fr1" draw:name="graphics24" text:anchor-type="as-char" svg:width="0.6299in" svg:height="0.8665in" draw:z-index="23"><draw:image xlink:href="Pictures/100002010000017A0000020877609EB0.png" xlink:type="simple" xlink:show="embed" xlink:actuate="onLoad"/></draw:frame><draw:frame draw:style-name="fr1" draw:name="graphics25" text:anchor-type="as-char" svg:width="0.6299in" svg:height="0.8665in" draw:z-index="24"><draw:image xlink:href="Pictures/100002010000017A0000020877609EB0.png" xlink:type="simple" xlink:show="embed" xlink:actuate="onLoad"/></draw:frame><draw:frame draw:style-name="fr1" draw:name="graphics26" text:anchor-type="as-char" svg:width="0.6299in" svg:height="0.8665in" draw:z-index="25"><draw:image xlink:href="Pictures/100002010000017A0000020877609EB0.png" xlink:type="simple" xlink:show="embed" xlink:actuate="onLoad"/></draw:frame><draw:frame draw:style-name="fr1" draw:name="graphics27" text:anchor-type="as-char" svg:width="0.6299in" svg:height="0.8665in" draw:z-index="26"><draw:image xlink:href="Pictures/100002010000017A0000020877609EB0.png" xlink:type="simple" xlink:show="embed" xlink:actuate="onLoad"/></draw:frame><draw:frame draw:style-name="fr1" draw:name="graphics28" text:anchor-type="as-char" svg:width="0.6299in" svg:height="0.8665in" draw:z-index="27"><draw:image xlink:href="Pictures/100002010000017A0000020877609EB0.png" xlink:type="simple" xlink:show="embed" xlink:actuate="onLoad"/></draw:frame><draw:frame draw:style-name="fr1" draw:name="graphics29" text:anchor-type="as-char" svg:width="0.6299in" svg:height="0.8665in" draw:z-index="28"><draw:image xlink:href="Pictures/100002010000017A0000020877609EB0.png" xlink:type="simple" xlink:show="embed" xlink:actuate="onLoad"/></draw:frame><draw:frame draw:style-name="fr1" draw:name="graphics30" text:anchor-type="as-char" svg:width="0.6299in" svg:height="0.8665in" draw:z-index="29"><draw:image xlink:href="Pictures/100002010000017A0000020877609EB0.png" xlink:type="simple" xlink:show="embed" xlink:actuate="onLoad"/></draw:frame><draw:frame draw:style-name="fr1" draw:name="graphics31" text:anchor-type="as-char" svg:width="0.6299in" svg:height="0.8665in" draw:z-index="30"><draw:image xlink:href="Pictures/100002010000017A0000020877609EB0.png" xlink:type="simple" xlink:show="embed" xlink:actuate="onLoad"/></draw:frame><draw:frame draw:style-name="fr1" draw:name="graphics32" text:anchor-type="as-char" svg:width="0.6299in" svg:height="0.8665in" draw:z-index="31"><draw:image xlink:href="Pictures/100002010000017A0000020877609EB0.png" xlink:type="simple" xlink:show="embed" xlink:actuate="onLoad"/></draw:frame><draw:frame draw:style-name="fr1" draw:name="graphics33" text:anchor-type="as-char" svg:width="0.6299in" svg:height="0.8665in" draw:z-index="32"><draw:image xlink:href="Pictures/100002010000017A0000020877609EB0.png" xlink:type="simple" xlink:show="embed" xlink:actuate="onLoad"/></draw:frame><draw:frame draw:style-name="fr1" draw:name="graphics34" text:anchor-type="as-char" svg:width="0.6299in" svg:height="0.8665in" draw:z-index="33"><draw:image xlink:href="Pictures/100002010000017A0000020877609EB0.png" xlink:type="simple" xlink:show="embed" xlink:actuate="onLoad"/></draw:frame><draw:frame draw:style-name="fr1" draw:name="graphics35" text:anchor-type="as-char" svg:width="0.6299in" svg:height="0.8665in" draw:z-index="34"><draw:image xlink:href="Pictures/100002010000017A0000020877609EB0.png" xlink:type="simple" xlink:show="embed" xlink:actuate="onLoad"/></draw:frame><draw:frame draw:style-name="fr1" draw:name="graphics36" text:anchor-type="as-char" svg:width="0.6299in" svg:height="0.8665in" draw:z-index="35"><draw:image xlink:href="Pictures/100002010000017A0000020877609EB0.png" xlink:type="simple" xlink:show="embed" xlink:actuate="onLoad"/></draw:frame><draw:frame draw:style-name="fr1" draw:name="graphics37" text:anchor-type="as-char" svg:width="0.6299in" svg:height="0.8665in" draw:z-index="36"><draw:image xlink:href="Pictures/100002010000017A0000020877609EB0.png" xlink:type="simple" xlink:show="embed" xlink:actuate="onLoad"/></draw:frame><draw:frame draw:style-name="fr1" draw:name="graphics38" text:anchor-type="as-char" svg:width="0.6299in" svg:height="0.8665in" draw:z-index="37"><draw:image xlink:href="Pictures/100002010000017A0000020877609EB0.png" xlink:type="simple" xlink:show="embed" xlink:actuate="onLoad"/></draw:frame><draw:frame draw:style-name="fr1" draw:name="graphics39" text:anchor-type="as-char" svg:width="0.6299in" svg:height="0.8665in" draw:z-index="38"><draw:image xlink:href="Pictures/100002010000017A0000020877609EB0.png" xlink:type="simple" xlink:show="embed" xlink:actuate="onLoad"/></draw:frame><draw:frame draw:style-name="fr1" draw:name="graphics40" text:anchor-type="as-char" svg:width="0.6299in" svg:height="0.8665in" draw:z-index="39"><draw:image xlink:href="Pictures/100002010000017A0000020877609EB0.png" xlink:type="simple" xlink:show="embed" xlink:actuate="onLoad"/></draw:frame><draw:frame draw:style-name="fr1" draw:name="graphics41" text:anchor-type="as-char" svg:width="0.6299in" svg:height="0.8665in" draw:z-index="40"><draw:image xlink:href="Pictures/100002010000017A0000020877609EB0.png" xlink:type="simple" xlink:show="embed" xlink:actuate="onLoad"/></draw:frame><draw:frame draw:style-name="fr1" draw:name="graphics42" text:anchor-type="as-char" svg:width="0.6299in" svg:height="0.8665in" draw:z-index="41"><draw:image xlink:href="Pictures/100002010000017A0000020877609EB0.png" xlink:type="simple" xlink:show="embed" xlink:actuate="onLoad"/></draw:frame><draw:frame draw:style-name="fr1" draw:name="graphics43" text:anchor-type="as-char" svg:width="0.6299in" svg:height="0.8665in" draw:z-index="42"><draw:image xlink:href="Pictures/100002010000017A0000020877609EB0.png" xlink:type="simple" xlink:show="embed" xlink:actuate="onLoad"/></draw:frame><draw:frame draw:style-name="fr1" draw:name="graphics44" text:anchor-type="as-char" svg:width="0.6299in" svg:height="0.8665in" draw:z-index="43"><draw:image xlink:href="Pictures/100002010000017A0000020877609EB0.png" xlink:type="simple" xlink:show="embed" xlink:actuate="onLoad"/></draw:frame><draw:frame draw:style-name="fr1" draw:name="graphics45" text:anchor-type="as-char" svg:width="0.6299in" svg:height="0.8665in" draw:z-index="44"><draw:image xlink:href="Pictures/100002010000017A0000020877609EB0.png" xlink:type="simple" xlink:show="embed" xlink:actuate="onLoad"/></draw:frame><draw:frame draw:style-name="fr1" draw:name="graphics46" text:anchor-type="as-char" svg:width="0.6299in" svg:height="0.8665in" draw:z-index="45"><draw:image xlink:href="Pictures/100002010000017A0000020877609EB0.png" xlink:type="simple" xlink:show="embed" xlink:actuate="onLoad"/></draw:frame><draw:frame draw:style-name="fr1" draw:name="graphics47" text:anchor-type="as-char" svg:width="0.6299in" svg:height="0.8665in" draw:z-index="46"><draw:image xlink:href="Pictures/100002010000017A0000020877609EB0.png" xlink:type="simple" xlink:show="embed" xlink:actuate="onLoad"/></draw:frame><draw:frame draw:style-name="fr1" draw:name="graphics48" text:anchor-type="as-char" svg:width="0.6299in" svg:height="0.8665in" draw:z-index="47"><draw:image xlink:href="Pictures/100002010000017A0000020877609EB0.png" xlink:type="simple" xlink:show="embed" xlink:actuate="onLoad"/></draw:frame><draw:frame draw:style-name="fr1" draw:name="graphics49" text:anchor-type="as-char" svg:width="0.6299in" svg:height="0.8665in" draw:z-index="48"><draw:image xlink:href="Pictures/100002010000017A0000020877609EB0.png" xlink:type="simple" xlink:show="embed" xlink:actuate="onLoad"/></draw:frame><draw:frame draw:style-name="fr1" draw:name="graphics50" text:anchor-type="as-char" svg:width="0.6299in" svg:height="0.8665in" draw:z-index="49"><draw:image xlink:href="Pictures/100002010000017A0000020877609EB0.png" xlink:type="simple" xlink:show="embed" xlink:actuate="onLoad"/></draw:frame><draw:frame draw:style-name="fr1" draw:name="graphics51" text:anchor-type="as-char" svg:width="0.6299in" svg:height="0.8665in" draw:z-index="50"><draw:image xlink:href="Pictures/100002010000017A0000020877609EB0.png" xlink:type="simple" xlink:show="embed" xlink:actuate="onLoad"/></draw:frame><draw:frame draw:style-name="fr1" draw:name="graphics52" text:anchor-type="as-char" svg:width="0.6299in" svg:height="0.8665in" draw:z-index="51"><draw:image xlink:href="Pictures/100002010000017A0000020877609EB0.png" xlink:type="simple" xlink:show="embed" xlink:actuate="onLoad"/></draw:frame><draw:frame draw:style-name="fr1" draw:name="graphics53" text:anchor-type="as-char" svg:width="0.6299in" svg:height="0.8665in" draw:z-index="52"><draw:image xlink:href="Pictures/100002010000017A0000020877609EB0.png" xlink:type="simple" xlink:show="embed" xlink:actuate="onLoad"/></draw:frame><draw:frame draw:style-name="fr1" draw:name="graphics54" text:anchor-type="as-char" svg:width="0.6299in" svg:height="0.8665in" draw:z-index="53"><draw:image xlink:href="Pictures/100002010000017A0000020877609EB0.png" xlink:type="simple" xlink:show="embed" xlink:actuate="onLoad"/></draw:frame><draw:frame draw:style-name="fr1" draw:name="graphics55" text:anchor-type="as-char" svg:width="0.6299in" svg:height="0.8665in" draw:z-index="54"><draw:image xlink:href="Pictures/100002010000017A0000020877609EB0.png" xlink:type="simple" xlink:show="embed" xlink:actuate="onLoad"/></draw:frame><draw:frame draw:style-name="fr1" draw:name="graphics56" text:anchor-type="as-char" svg:width="0.6299in" svg:height="0.8665in" draw:z-index="55"><draw:image xlink:href="Pictures/100002010000017A0000020877609EB0.png" xlink:type="simple" xlink:show="embed" xlink:actuate="onLoad"/></draw:frame><draw:frame draw:style-name="fr1" draw:name="graphics57" text:anchor-type="as-char" svg:width="0.6299in" svg:height="0.8665in" draw:z-index="56"><draw:image xlink:href="Pictures/100002010000017A0000020877609EB0.png" xlink:type="simple" xlink:show="embed" xlink:actuate="onLoad"/></draw:frame><draw:frame draw:style-name="fr1" draw:name="graphics58" text:anchor-type="as-char" svg:width="0.6299in" svg:height="0.8665in" draw:z-index="57"><draw:image xlink:href="Pictures/100002010000017A0000020877609EB0.png" xlink:type="simple" xlink:show="embed" xlink:actuate="onLoad"/></draw:frame><draw:frame draw:style-name="fr1" draw:name="graphics59" text:anchor-type="as-char" svg:width="0.6299in" svg:height="0.8665in" draw:z-index="58"><draw:image xlink:href="Pictures/100002010000017A0000020877609EB0.png" xlink:type="simple" xlink:show="embed" xlink:actuate="onLoad"/></draw:frame><draw:frame draw:style-name="fr1" draw:name="graphics60" text:anchor-type="as-char" svg:width="0.6299in" svg:height="0.8665in" draw:z-index="59"><draw:image xlink:href="Pictures/100002010000017A0000020877609EB0.png" xlink:type="simple" xlink:show="embed" xlink:actuate="onLoad"/></draw:frame><draw:frame draw:style-name="fr1" draw:name="graphics61" text:anchor-type="as-char" svg:width="0.6299in" svg:height="0.8665in" draw:z-index="60"><draw:image xlink:href="Pictures/100002010000017A0000020877609EB0.png" xlink:type="simple" xlink:show="embed" xlink:actuate="onLoad"/></draw:frame><draw:frame draw:style-name="fr1" draw:name="graphics62" text:anchor-type="as-char" svg:width="0.6299in" svg:height="0.8665in" draw:z-index="61"><draw:image xlink:href="Pictures/100002010000017A0000020877609EB0.png" xlink:type="simple" xlink:show="embed" xlink:actuate="onLoad"/></draw:frame><draw:frame draw:style-name="fr1" draw:name="graphics63" text:anchor-type="as-char" svg:width="0.6299in" svg:height="0.8665in" draw:z-index="62"><draw:image xlink:href="Pictures/100002010000017A0000020877609EB0.png" xlink:type="simple" xlink:show="embed" xlink:actuate="onLoad"/></draw:frame><draw:frame draw:style-name="fr1" draw:name="graphics64" text:anchor-type="as-char" svg:width="0.6299in" svg:height="0.8665in" draw:z-index="63"><draw:image xlink:href="Pictures/100002010000017A0000020877609EB0.png" xlink:type="simple" xlink:show="embed" xlink:actuate="onLoad"/></draw:frame><draw:frame draw:style-name="fr1" draw:name="graphics65" text:anchor-type="as-char" svg:width="0.6299in" svg:height="0.8665in" draw:z-index="64"><draw:image xlink:href="Pictures/100002010000017A0000020877609EB0.png" xlink:type="simple" xlink:show="embed" xlink:actuate="onLoad"/></draw:frame><draw:frame draw:style-name="fr1" draw:name="graphics66" text:anchor-type="as-char" svg:width="0.6299in" svg:height="0.8665in" draw:z-index="65"><draw:image xlink:href="Pictures/100002010000017A0000020877609EB0.png" xlink:type="simple" xlink:show="embed" xlink:actuate="onLoad"/></draw:frame><draw:frame draw:style-name="fr1" draw:name="graphics67" text:anchor-type="as-char" svg:width="0.6299in" svg:height="0.8665in" draw:z-index="66"><draw:image xlink:href="Pictures/100002010000017A0000020877609EB0.png" xlink:type="simple" xlink:show="embed" xlink:actuate="onLoad"/></draw:frame><draw:frame draw:style-name="fr1" draw:name="graphics68" text:anchor-type="as-char" svg:width="0.6299in" svg:height="0.8665in" draw:z-index="67"><draw:image xlink:href="Pictures/100002010000017A0000020877609EB0.png" xlink:type="simple" xlink:show="embed" xlink:actuate="onLoad"/></draw:frame><draw:frame draw:style-name="fr1" draw:name="graphics69" text:anchor-type="as-char" svg:width="0.6299in" svg:height="0.8665in" draw:z-index="68"><draw:image xlink:href="Pictures/100002010000017A0000020877609EB0.png" xlink:type="simple" xlink:show="embed" xlink:actuate="onLoad"/></draw:frame><draw:frame draw:style-name="fr1" draw:name="graphics70" text:anchor-type="as-char" svg:width="0.6299in" svg:height="0.8665in" draw:z-index="69"><draw:image xlink:href="Pictures/100002010000017A0000020877609EB0.png" xlink:type="simple" xlink:show="embed" xlink:actuate="onLoad"/></draw:frame><draw:frame draw:style-name="fr1" draw:name="graphics71" text:anchor-type="as-char" svg:width="0.6299in" svg:height="0.8665in" draw:z-index="70"><draw:image xlink:href="Pictures/100002010000017A0000020877609EB0.png" xlink:type="simple" xlink:show="embed" xlink:actuate="onLoad"/></draw:frame><draw:frame draw:style-name="fr1" draw:name="graphics72" text:anchor-type="as-char" svg:width="0.6299in" svg:height="0.8665in" draw:z-index="71"><draw:image xlink:href="Pictures/100002010000017A0000020877609EB0.png" xlink:type="simple" xlink:show="embed" xlink:actuate="onLoad"/></draw:frame><draw:frame draw:style-name="fr1" draw:name="graphics73" text:anchor-type="as-char" svg:width="0.6299in" svg:height="0.8665in" draw:z-index="72"><draw:image xlink:href="Pictures/100002010000017A0000020877609EB0.png" xlink:type="simple" xlink:show="embed" xlink:actuate="onLoad"/></draw:frame><draw:frame draw:style-name="fr1" draw:name="graphics74" text:anchor-type="as-char" svg:width="0.6299in" svg:height="0.8665in" draw:z-index="73"><draw:image xlink:href="Pictures/100002010000017A0000020877609EB0.png" xlink:type="simple" xlink:show="embed" xlink:actuate="onLoad"/></draw:frame><draw:frame draw:style-name="fr1" draw:name="graphics75" text:anchor-type="as-char" svg:width="0.6299in" svg:height="0.8665in" draw:z-index="74"><draw:image xlink:href="Pictures/100002010000017A0000020877609EB0.png" xlink:type="simple" xlink:show="embed" xlink:actuate="onLoad"/></draw:frame><draw:frame draw:style-name="fr1" draw:name="graphics76" text:anchor-type="as-char" svg:width="0.6299in" svg:height="0.8665in" draw:z-index="75"><draw:image xlink:href="Pictures/100002010000017A0000020877609EB0.png" xlink:type="simple" xlink:show="embed" xlink:actuate="onLoad"/></draw:frame><draw:frame draw:style-name="fr1" draw:name="graphics77" text:anchor-type="as-char" svg:width="0.6299in" svg:height="0.8665in" draw:z-index="76"><draw:image xlink:href="Pictures/100002010000017A0000020877609EB0.png" xlink:type="simple" xlink:show="embed" xlink:actuate="onLoad"/></draw:frame><draw:frame draw:style-name="fr1" draw:name="graphics78" text:anchor-type="as-char" svg:width="0.6299in" svg:height="0.8665in" draw:z-index="77"><draw:image xlink:href="Pictures/100002010000017A0000020877609EB0.png" xlink:type="simple" xlink:show="embed" xlink:actuate="onLoad"/></draw:frame><draw:frame draw:style-name="fr1" draw:name="graphics79" text:anchor-type="as-char" svg:width="0.6299in" svg:height="0.8665in" draw:z-index="78"><draw:image xlink:href="Pictures/100002010000017A0000020877609EB0.png" xlink:type="simple" xlink:show="embed" xlink:actuate="onLoad"/></draw:frame><draw:frame draw:style-name="fr1" draw:name="graphics80" text:anchor-type="as-char" svg:width="0.6299in" svg:height="0.8665in" draw:z-index="79"><draw:image xlink:href="Pictures/100002010000017A0000020877609EB0.png" xlink:type="simple" xlink:show="embed" xlink:actuate="onLoad"/></draw:frame><draw:frame draw:style-name="fr1" draw:name="graphics81" text:anchor-type="as-char" svg:width="0.6299in" svg:height="0.8665in" draw:z-index="80"><draw:image xlink:href="Pictures/100002010000017A0000020877609EB0.png" xlink:type="simple" xlink:show="embed" xlink:actuate="onLoad"/></draw:frame><draw:frame draw:style-name="fr1" draw:name="graphics82" text:anchor-type="as-char" svg:width="0.6299in" svg:height="0.8665in" draw:z-index="81"><draw:image xlink:href="Pictures/100002010000017A0000020877609EB0.png" xlink:type="simple" xlink:show="embed" xlink:actuate="onLoad"/></draw:frame><draw:frame draw:style-name="fr1" draw:name="graphics83" text:anchor-type="as-char" svg:width="0.6299in" svg:height="0.8665in" draw:z-index="82"><draw:image xlink:href="Pictures/100002010000017A0000020877609EB0.png" xlink:type="simple" xlink:show="embed" xlink:actuate="onLoad"/></draw:frame><draw:frame draw:style-name="fr1" draw:name="graphics84" text:anchor-type="as-char" svg:width="0.6299in" svg:height="0.8665in" draw:z-index="83"><draw:image xlink:href="Pictures/100002010000017A0000020877609EB0.png" xlink:type="simple" xlink:show="embed" xlink:actuate="onLoad"/></draw:frame><draw:frame draw:style-name="fr1" draw:name="graphics85" text:anchor-type="as-char" svg:width="0.6299in" svg:height="0.8665in" draw:z-index="84"><draw:image xlink:href="Pictures/100002010000017A0000020877609EB0.png" xlink:type="simple" xlink:show="embed" xlink:actuate="onLoad"/></draw:frame><draw:frame draw:style-name="fr1" draw:name="graphics86" text:anchor-type="as-char" svg:width="0.6299in" svg:height="0.8665in" draw:z-index="85"><draw:image xlink:href="Pictures/100002010000017A0000020877609EB0.png" xlink:type="simple" xlink:show="embed" xlink:actuate="onLoad"/></draw:frame><draw:frame draw:style-name="fr1" draw:name="graphics87" text:anchor-type="as-char" svg:width="0.6299in" svg:height="0.8665in" draw:z-index="86"><draw:image xlink:href="Pictures/100002010000017A0000020877609EB0.png" xlink:type="simple" xlink:show="embed" xlink:actuate="onLoad"/></draw:frame><draw:frame draw:style-name="fr1" draw:name="graphics88" text:anchor-type="as-char" svg:width="0.6299in" svg:height="0.8665in" draw:z-index="87"><draw:image xlink:href="Pictures/100002010000017A0000020877609EB0.png" xlink:type="simple" xlink:show="embed" xlink:actuate="onLoad"/></draw:frame><draw:frame draw:style-name="fr1" draw:name="graphics89" text:anchor-type="as-char" svg:width="0.6299in" svg:height="0.8665in" draw:z-index="88"><draw:image xlink:href="Pictures/100002010000017A0000020877609EB0.png" xlink:type="simple" xlink:show="embed" xlink:actuate="onLoad"/></draw:frame><draw:frame draw:style-name="fr1" draw:name="graphics90" text:anchor-type="as-char" svg:width="0.6299in" svg:height="0.8665in" draw:z-index="89"><draw:image xlink:href="Pictures/100002010000017A0000020877609EB0.png" xlink:type="simple" xlink:show="embed" xlink:actuate="onLoad"/></draw:frame><draw:frame draw:style-name="fr1" draw:name="graphics91" text:anchor-type="as-char" svg:width="0.6299in" svg:height="0.8665in" draw:z-index="90"><draw:image xlink:href="Pictures/100002010000017A0000020877609EB0.png" xlink:type="simple" xlink:show="embed" xlink:actuate="onLoad"/></draw:frame><draw:frame draw:style-name="fr1" draw:name="graphics92" text:anchor-type="as-char" svg:width="0.6299in" svg:height="0.8665in" draw:z-index="91"><draw:image xlink:href="Pictures/100002010000017A0000020877609EB0.png" xlink:type="simple" xlink:show="embed" xlink:actuate="onLoad"/></draw:frame><draw:frame draw:style-name="fr1" draw:name="graphics93" text:anchor-type="as-char" svg:width="0.6299in" svg:height="0.8665in" draw:z-index="92"><draw:image xlink:href="Pictures/100002010000017A0000020877609EB0.png" xlink:type="simple" xlink:show="embed" xlink:actuate="onLoad"/></draw:frame><draw:frame draw:style-name="fr1" draw:name="graphics94" text:anchor-type="as-char" svg:width="0.6299in" svg:height="0.8665in" draw:z-index="93"><draw:image xlink:href="Pictures/100002010000017A0000020877609EB0.png" xlink:type="simple" xlink:show="embed" xlink:actuate="onLoad"/></draw:frame><draw:frame draw:style-name="fr1" draw:name="graphics95" text:anchor-type="as-char" svg:width="0.6299in" svg:height="0.8665in" draw:z-index="94"><draw:image xlink:href="Pictures/100002010000017A0000020877609EB0.png" xlink:type="simple" xlink:show="embed" xlink:actuate="onLoad"/></draw:frame><draw:frame draw:style-name="fr1" draw:name="graphics96" text:anchor-type="as-char" svg:width="0.6299in" svg:height="0.8665in" draw:z-index="95"><draw:image xlink:href="Pictures/100002010000017A0000020877609EB0.png" xlink:type="simple" xlink:show="embed" xlink:actuate="onLoad"/></draw:frame><draw:frame draw:style-name="fr1" draw:name="graphics97" text:anchor-type="as-char" svg:width="0.6299in" svg:height="0.8665in" draw:z-index="96"><draw:image xlink:href="Pictures/100002010000017A0000020877609EB0.png" xlink:type="simple" xlink:show="embed" xlink:actuate="onLoad"/></draw:frame><draw:frame draw:style-name="fr1" draw:name="graphics98" text:anchor-type="as-char" svg:width="0.6299in" svg:height="0.8665in" draw:z-index="97"><draw:image xlink:href="Pictures/100002010000017A0000020877609EB0.png" xlink:type="simple" xlink:show="embed" xlink:actuate="onLoad"/></draw:frame><draw:frame draw:style-name="fr1" draw:name="graphics99" text:anchor-type="as-char" svg:width="0.6299in" svg:height="0.8665in" draw:z-index="98"><draw:image xlink:href="Pictures/100002010000017A0000020877609EB0.png" xlink:type="simple" xlink:show="embed" xlink:actuate="onLoad"/></draw:frame><draw:frame draw:style-name="fr1" draw:name="graphics100" text:anchor-type="as-char" svg:width="0.6299in" svg:height="0.8665in" draw:z-index="99"><draw:image xlink:href="Pictures/100002010000017A0000020877609EB0.png" xlink:type="simple" xlink:show="embed" xlink:actuate="onLoad"/></draw:frame><draw:frame draw:style-name="fr1" draw:name="graphics101" text:anchor-type="as-char" svg:width="0.6299in" svg:height="0.8665in" draw:z-index="100"><draw:image xlink:href="Pictures/100002010000017A0000020877609EB0.png" xlink:type="simple" xlink:show="embed" xlink:actuate="onLoad"/></draw:frame><draw:frame draw:style-name="fr1" draw:name="graphics102" text:anchor-type="as-char" svg:width="0.6299in" svg:height="0.8665in" draw:z-index="101"><draw:image xlink:href="Pictures/100002010000017A0000020877609EB0.png" xlink:type="simple" xlink:show="embed" xlink:actuate="onLoad"/></draw:frame><draw:frame draw:style-name="fr1" draw:name="graphics103" text:anchor-type="as-char" svg:width="0.6299in" svg:height="0.8665in" draw:z-index="102"><draw:image xlink:href="Pictures/100002010000017A0000020877609EB0.png" xlink:type="simple" xlink:show="embed" xlink:actuate="onLoad"/></draw:frame><draw:frame draw:style-name="fr1" draw:name="graphics104" text:anchor-type="as-char" svg:width="0.6299in" svg:height="0.8665in" draw:z-index="103"><draw:image xlink:href="Pictures/100002010000017A0000020877609EB0.png" xlink:type="simple" xlink:show="embed" xlink:actuate="onLoad"/></draw:frame><draw:frame draw:style-name="fr1" draw:name="graphics105" text:anchor-type="as-char" svg:width="0.6299in" svg:height="0.8665in" draw:z-index="104"><draw:image xlink:href="Pictures/100002010000017A0000020877609EB0.png" xlink:type="simple" xlink:show="embed" xlink:actuate="onLoad"/></draw:frame><draw:frame draw:style-name="fr1" draw:name="graphics106" text:anchor-type="as-char" svg:width="0.6299in" svg:height="0.8665in" draw:z-index="105"><draw:image xlink:href="Pictures/100002010000017A0000020877609EB0.png" xlink:type="simple" xlink:show="embed" xlink:actuate="onLoad"/></draw:frame><draw:frame draw:style-name="fr1" draw:name="graphics107" text:anchor-type="as-char" svg:width="0.6299in" svg:height="0.8665in" draw:z-index="106"><draw:image xlink:href="Pictures/100002010000017A0000020877609EB0.png" xlink:type="simple" xlink:show="embed" xlink:actuate="onLoad"/></draw:frame><draw:frame draw:style-name="fr1" draw:name="graphics108" text:anchor-type="as-char" svg:width="0.6299in" svg:height="0.8665in" draw:z-index="107"><draw:image xlink:href="Pictures/100002010000017A0000020877609EB0.png" xlink:type="simple" xlink:show="embed" xlink:actuate="onLoad"/></draw:frame><draw:frame draw:style-name="fr1" draw:name="graphics109" text:anchor-type="as-char" svg:width="0.6299in" svg:height="0.8665in" draw:z-index="108"><draw:image xlink:href="Pictures/100002010000017A0000020877609EB0.png" xlink:type="simple" xlink:show="embed" xlink:actuate="onLoad"/></draw:frame><draw:frame draw:style-name="fr1" draw:name="graphics110" text:anchor-type="as-char" svg:width="0.6299in" svg:height="0.8665in" draw:z-index="109"><draw:image xlink:href="Pictures/100002010000017A0000020877609EB0.png" xlink:type="simple" xlink:show="embed" xlink:actuate="onLoad"/></draw:frame><draw:frame draw:style-name="fr1" draw:name="graphics111" text:anchor-type="as-char" svg:width="0.6299in" svg:height="0.8665in" draw:z-index="110"><draw:image xlink:href="Pictures/100002010000017A0000020877609EB0.png" xlink:type="simple" xlink:show="embed" xlink:actuate="onLoad"/></draw:frame><draw:frame draw:style-name="fr1" draw:name="graphics112" text:anchor-type="as-char" svg:width="0.6299in" svg:height="0.8665in" draw:z-index="111"><draw:image xlink:href="Pictures/100002010000017A0000020877609EB0.png" xlink:type="simple" xlink:show="embed" xlink:actuate="onLoad"/></draw:frame><draw:frame draw:style-name="fr1" draw:name="graphics113" text:anchor-type="as-char" svg:width="0.6299in" svg:height="0.8665in" draw:z-index="112"><draw:image xlink:href="Pictures/100002010000017A0000020877609EB0.png" xlink:type="simple" xlink:show="embed" xlink:actuate="onLoad"/></draw:frame><draw:frame draw:style-name="fr1" draw:name="graphics114" text:anchor-type="as-char" svg:width="0.6299in" svg:height="0.8665in" draw:z-index="113"><draw:image xlink:href="Pictures/100002010000017A0000020877609EB0.png" xlink:type="simple" xlink:show="embed" xlink:actuate="onLoad"/></draw:frame><draw:frame draw:style-name="fr1" draw:name="graphics115" text:anchor-type="as-char" svg:width="0.6299in" svg:height="0.8665in" draw:z-index="114"><draw:image xlink:href="Pictures/100002010000017A0000020877609EB0.png" xlink:type="simple" xlink:show="embed" xlink:actuate="onLoad"/></draw:frame><draw:frame draw:style-name="fr1" draw:name="graphics116" text:anchor-type="as-char" svg:width="0.6299in" svg:height="0.8665in" draw:z-index="115"><draw:image xlink:href="Pictures/100002010000017A0000020877609EB0.png" xlink:type="simple" xlink:show="embed" xlink:actuate="onLoad"/></draw:frame><draw:frame draw:style-name="fr1" draw:name="graphics117" text:anchor-type="as-char" svg:width="0.6299in" svg:height="0.8665in" draw:z-index="116"><draw:image xlink:href="Pictures/100002010000017A0000020877609EB0.png" xlink:type="simple" xlink:show="embed" xlink:actuate="onLoad"/></draw:frame><draw:frame draw:style-name="fr1" draw:name="graphics118" text:anchor-type="as-char" svg:width="0.6299in" svg:height="0.8665in" draw:z-index="117"><draw:image xlink:href="Pictures/100002010000017A0000020877609EB0.png" xlink:type="simple" xlink:show="embed" xlink:actuate="onLoad"/></draw:frame><draw:frame draw:style-name="fr1" draw:name="graphics119" text:anchor-type="as-char" svg:width="0.6299in" svg:height="0.8665in" draw:z-index="118"><draw:image xlink:href="Pictures/100002010000017A0000020877609EB0.png" xlink:type="simple" xlink:show="embed" xlink:actuate="onLoad"/></draw:frame><draw:frame draw:style-name="fr1" draw:name="graphics120" text:anchor-type="as-char" svg:width="0.6299in" svg:height="0.8665in" draw:z-index="119"><draw:image xlink:href="Pictures/100002010000017A0000020877609EB0.png" xlink:type="simple" xlink:show="embed" xlink:actuate="onLoad"/></draw:frame><draw:frame draw:style-name="fr1" draw:name="graphics121" text:anchor-type="as-char" svg:width="0.6299in" svg:height="0.8665in" draw:z-index="120"><draw:image xlink:href="Pictures/100002010000017A0000020877609EB0.png" xlink:type="simple" xlink:show="embed" xlink:actuate="onLoad"/></draw:frame><draw:frame draw:style-name="fr1" draw:name="graphics122" text:anchor-type="as-char" svg:width="0.6299in" svg:height="0.8665in" draw:z-index="121"><draw:image xlink:href="Pictures/100002010000017A0000020877609EB0.png" xlink:type="simple" xlink:show="embed" xlink:actuate="onLoad"/></draw:frame><draw:frame draw:style-name="fr1" draw:name="graphics123" text:anchor-type="as-char" svg:width="0.6299in" svg:height="0.8665in" draw:z-index="122"><draw:image xlink:href="Pictures/100002010000017A0000020877609EB0.png" xlink:type="simple" xlink:show="embed" xlink:actuate="onLoad"/></draw:frame><draw:frame draw:style-name="fr1" draw:name="graphics124" text:anchor-type="as-char" svg:width="0.6299in" svg:height="0.8665in" draw:z-index="123"><draw:image xlink:href="Pictures/100002010000017A0000020877609EB0.png" xlink:type="simple" xlink:show="embed" xlink:actuate="onLoad"/></draw:frame><draw:frame draw:style-name="fr1" draw:name="graphics125" text:anchor-type="as-char" svg:width="0.6299in" svg:height="0.8665in" draw:z-index="124"><draw:image xlink:href="Pictures/100002010000017A0000020877609EB0.png" xlink:type="simple" xlink:show="embed" xlink:actuate="onLoad"/></draw:frame><draw:frame draw:style-name="fr1" draw:name="graphics126" text:anchor-type="as-char" svg:width="0.6299in" svg:height="0.8665in" draw:z-index="125"><draw:image xlink:href="Pictures/100002010000017A0000020877609EB0.png" xlink:type="simple" xlink:show="embed" xlink:actuate="onLoad"/></draw:frame><draw:frame draw:style-name="fr1" draw:name="graphics127" text:anchor-type="as-char" svg:width="0.6299in" svg:height="0.8665in" draw:z-index="126"><draw:image xlink:href="Pictures/100002010000017A0000020877609EB0.png" xlink:type="simple" xlink:show="embed" xlink:actuate="onLoad"/></draw:frame><draw:frame draw:style-name="fr1" draw:name="graphics128" text:anchor-type="as-char" svg:width="0.6299in" svg:height="0.8665in" draw:z-index="127"><draw:image xlink:href="Pictures/100002010000017A0000020877609EB0.png" xlink:type="simple" xlink:show="embed" xlink:actuate="onLoad"/></draw:frame><draw:frame draw:style-name="fr1" draw:name="graphics129" text:anchor-type="as-char" svg:width="0.6299in" svg:height="0.8665in" draw:z-index="128"><draw:image xlink:href="Pictures/100002010000017A0000020877609EB0.png" xlink:type="simple" xlink:show="embed" xlink:actuate="onLoad"/></draw:frame><draw:frame draw:style-name="fr1" draw:name="graphics130" text:anchor-type="as-char" svg:width="0.6299in" svg:height="0.8665in" draw:z-index="129"><draw:image xlink:href="Pictures/100002010000017A0000020877609EB0.png" xlink:type="simple" xlink:show="embed" xlink:actuate="onLoad"/></draw:frame><draw:frame draw:style-name="fr1" draw:name="graphics131" text:anchor-type="as-char" svg:width="0.6299in" svg:height="0.8665in" draw:z-index="130"><draw:image xlink:href="Pictures/100002010000017A0000020877609EB0.png" xlink:type="simple" xlink:show="embed" xlink:actuate="onLoad"/></draw:frame><draw:frame draw:style-name="fr1" draw:name="graphics132" text:anchor-type="as-char" svg:width="0.6299in" svg:height="0.8665in" draw:z-index="131"><draw:image xlink:href="Pictures/100002010000017A0000020877609EB0.png" xlink:type="simple" xlink:show="embed" xlink:actuate="onLoad"/></draw:frame><text:soft-page-break/></text:p>
      <text:p text:style-name="Standard"><draw:frame draw:style-name="fr1" draw:name="graphics133" text:anchor-type="as-char" svg:width="0.6299in" svg:height="0.8665in" draw:z-index="132"><draw:image xlink:href="Pictures/100002010000017A000002080FCC8D6D.png" xlink:type="simple" xlink:show="embed" xlink:actuate="onLoad"/></draw:frame><draw:frame draw:style-name="fr1" draw:name="graphics134" text:anchor-type="as-char" svg:width="0.6299in" svg:height="0.8665in" draw:z-index="133"><draw:image xlink:href="Pictures/100002010000017A000002080FCC8D6D.png" xlink:type="simple" xlink:show="embed" xlink:actuate="onLoad"/></draw:frame><draw:frame draw:style-name="fr1" draw:name="graphics135" text:anchor-type="as-char" svg:width="0.6299in" svg:height="0.8665in" draw:z-index="134"><draw:image xlink:href="Pictures/100002010000017A000002080FCC8D6D.png" xlink:type="simple" xlink:show="embed" xlink:actuate="onLoad"/></draw:frame><draw:frame draw:style-name="fr1" draw:name="graphics136" text:anchor-type="as-char" svg:width="0.6299in" svg:height="0.8665in" draw:z-index="135"><draw:image xlink:href="Pictures/100002010000017A000002080FCC8D6D.png" xlink:type="simple" xlink:show="embed" xlink:actuate="onLoad"/></draw:frame><draw:frame draw:style-name="fr1" draw:name="graphics137" text:anchor-type="as-char" svg:width="0.6299in" svg:height="0.8665in" draw:z-index="136"><draw:image xlink:href="Pictures/100002010000017A000002080FCC8D6D.png" xlink:type="simple" xlink:show="embed" xlink:actuate="onLoad"/></draw:frame><draw:frame draw:style-name="fr1" draw:name="graphics138" text:anchor-type="as-char" svg:width="0.6299in" svg:height="0.8665in" draw:z-index="137"><draw:image xlink:href="Pictures/100002010000017A000002080FCC8D6D.png" xlink:type="simple" xlink:show="embed" xlink:actuate="onLoad"/></draw:frame><draw:frame draw:style-name="fr1" draw:name="graphics139" text:anchor-type="as-char" svg:width="0.6299in" svg:height="0.8665in" draw:z-index="138"><draw:image xlink:href="Pictures/100002010000017A000002080FCC8D6D.png" xlink:type="simple" xlink:show="embed" xlink:actuate="onLoad"/></draw:frame><draw:frame draw:style-name="fr1" draw:name="graphics140" text:anchor-type="as-char" svg:width="0.6299in" svg:height="0.8665in" draw:z-index="139"><draw:image xlink:href="Pictures/100002010000017A000002080FCC8D6D.png" xlink:type="simple" xlink:show="embed" xlink:actuate="onLoad"/></draw:frame><draw:frame draw:style-name="fr1" draw:name="graphics141" text:anchor-type="as-char" svg:width="0.6299in" svg:height="0.8665in" draw:z-index="140"><draw:image xlink:href="Pictures/100002010000017A000002080FCC8D6D.png" xlink:type="simple" xlink:show="embed" xlink:actuate="onLoad"/></draw:frame><draw:frame draw:style-name="fr1" draw:name="graphics142" text:anchor-type="as-char" svg:width="0.6299in" svg:height="0.8665in" draw:z-index="141"><draw:image xlink:href="Pictures/100002010000017A000002080FCC8D6D.png" xlink:type="simple" xlink:show="embed" xlink:actuate="onLoad"/></draw:frame><draw:frame draw:style-name="fr1" draw:name="graphics143" text:anchor-type="as-char" svg:width="0.6299in" svg:height="0.8665in" draw:z-index="142"><draw:image xlink:href="Pictures/100002010000017A000002080FCC8D6D.png" xlink:type="simple" xlink:show="embed" xlink:actuate="onLoad"/></draw:frame><draw:frame draw:style-name="fr1" draw:name="graphics144" text:anchor-type="as-char" svg:width="0.6299in" svg:height="0.8665in" draw:z-index="143"><draw:image xlink:href="Pictures/100002010000017A000002080FCC8D6D.png" xlink:type="simple" xlink:show="embed" xlink:actuate="onLoad"/></draw:frame><draw:frame draw:style-name="fr1" draw:name="graphics145" text:anchor-type="as-char" svg:width="0.6299in" svg:height="0.8665in" draw:z-index="144"><draw:image xlink:href="Pictures/100002010000017A000002080FCC8D6D.png" xlink:type="simple" xlink:show="embed" xlink:actuate="onLoad"/></draw:frame><draw:frame draw:style-name="fr1" draw:name="graphics146" text:anchor-type="as-char" svg:width="0.6299in" svg:height="0.8665in" draw:z-index="145"><draw:image xlink:href="Pictures/100002010000017A000002080FCC8D6D.png" xlink:type="simple" xlink:show="embed" xlink:actuate="onLoad"/></draw:frame><draw:frame draw:style-name="fr1" draw:name="graphics147" text:anchor-type="as-char" svg:width="0.6299in" svg:height="0.8665in" draw:z-index="146"><draw:image xlink:href="Pictures/100002010000017A000002080FCC8D6D.png" xlink:type="simple" xlink:show="embed" xlink:actuate="onLoad"/></draw:frame><draw:frame draw:style-name="fr1" draw:name="graphics148" text:anchor-type="as-char" svg:width="0.6299in" svg:height="0.8665in" draw:z-index="147"><draw:image xlink:href="Pictures/100002010000017A000002080FCC8D6D.png" xlink:type="simple" xlink:show="embed" xlink:actuate="onLoad"/></draw:frame><draw:frame draw:style-name="fr1" draw:name="graphics149" text:anchor-type="as-char" svg:width="0.6299in" svg:height="0.8665in" draw:z-index="148"><draw:image xlink:href="Pictures/100002010000017A000002080FCC8D6D.png" xlink:type="simple" xlink:show="embed" xlink:actuate="onLoad"/></draw:frame><draw:frame draw:style-name="fr1" draw:name="graphics150" text:anchor-type="as-char" svg:width="0.6299in" svg:height="0.8665in" draw:z-index="149"><draw:image xlink:href="Pictures/100002010000017A000002080FCC8D6D.png" xlink:type="simple" xlink:show="embed" xlink:actuate="onLoad"/></draw:frame><draw:frame draw:style-name="fr1" draw:name="graphics151" text:anchor-type="as-char" svg:width="0.6299in" svg:height="0.8665in" draw:z-index="150"><draw:image xlink:href="Pictures/100002010000017A000002080FCC8D6D.png" xlink:type="simple" xlink:show="embed" xlink:actuate="onLoad"/></draw:frame><draw:frame draw:style-name="fr1" draw:name="graphics152" text:anchor-type="as-char" svg:width="0.6299in" svg:height="0.8665in" draw:z-index="151"><draw:image xlink:href="Pictures/100002010000017A000002080FCC8D6D.png" xlink:type="simple" xlink:show="embed" xlink:actuate="onLoad"/></draw:frame><draw:frame draw:style-name="fr1" draw:name="graphics153" text:anchor-type="as-char" svg:width="0.6299in" svg:height="0.8665in" draw:z-index="152"><draw:image xlink:href="Pictures/100002010000017A000002080FCC8D6D.png" xlink:type="simple" xlink:show="embed" xlink:actuate="onLoad"/></draw:frame><draw:frame draw:style-name="fr1" draw:name="graphics154" text:anchor-type="as-char" svg:width="0.6299in" svg:height="0.8665in" draw:z-index="153"><draw:image xlink:href="Pictures/100002010000017A000002080FCC8D6D.png" xlink:type="simple" xlink:show="embed" xlink:actuate="onLoad"/></draw:frame><draw:frame draw:style-name="fr1" draw:name="graphics155" text:anchor-type="as-char" svg:width="0.6299in" svg:height="0.8665in" draw:z-index="154"><draw:image xlink:href="Pictures/100002010000017A000002080FCC8D6D.png" xlink:type="simple" xlink:show="embed" xlink:actuate="onLoad"/></draw:frame><draw:frame draw:style-name="fr1" draw:name="graphics156" text:anchor-type="as-char" svg:width="0.6299in" svg:height="0.8665in" draw:z-index="155"><draw:image xlink:href="Pictures/100002010000017A000002080FCC8D6D.png" xlink:type="simple" xlink:show="embed" xlink:actuate="onLoad"/></draw:frame><draw:frame draw:style-name="fr1" draw:name="graphics157" text:anchor-type="as-char" svg:width="0.6299in" svg:height="0.8665in" draw:z-index="156"><draw:image xlink:href="Pictures/100002010000017A000002080FCC8D6D.png" xlink:type="simple" xlink:show="embed" xlink:actuate="onLoad"/></draw:frame><draw:frame draw:style-name="fr1" draw:name="graphics158" text:anchor-type="as-char" svg:width="0.6299in" svg:height="0.8665in" draw:z-index="157"><draw:image xlink:href="Pictures/100002010000017A000002080FCC8D6D.png" xlink:type="simple" xlink:show="embed" xlink:actuate="onLoad"/></draw:frame><draw:frame draw:style-name="fr1" draw:name="graphics159" text:anchor-type="as-char" svg:width="0.6299in" svg:height="0.8665in" draw:z-index="158"><draw:image xlink:href="Pictures/100002010000017A000002080FCC8D6D.png" xlink:type="simple" xlink:show="embed" xlink:actuate="onLoad"/></draw:frame><draw:frame draw:style-name="fr1" draw:name="graphics160" text:anchor-type="as-char" svg:width="0.6299in" svg:height="0.8665in" draw:z-index="159"><draw:image xlink:href="Pictures/100002010000017A000002080FCC8D6D.png" xlink:type="simple" xlink:show="embed" xlink:actuate="onLoad"/></draw:frame><draw:frame draw:style-name="fr1" draw:name="graphics161" text:anchor-type="as-char" svg:width="0.6299in" svg:height="0.8665in" draw:z-index="160"><draw:image xlink:href="Pictures/100002010000017A000002080FCC8D6D.png" xlink:type="simple" xlink:show="embed" xlink:actuate="onLoad"/></draw:frame><draw:frame draw:style-name="fr1" draw:name="graphics162" text:anchor-type="as-char" svg:width="0.6299in" svg:height="0.8665in" draw:z-index="161"><draw:image xlink:href="Pictures/100002010000017A000002080FCC8D6D.png" xlink:type="simple" xlink:show="embed" xlink:actuate="onLoad"/></draw:frame><draw:frame draw:style-name="fr1" draw:name="graphics163" text:anchor-type="as-char" svg:width="0.6299in" svg:height="0.8665in" draw:z-index="162"><draw:image xlink:href="Pictures/100002010000017A000002080FCC8D6D.png" xlink:type="simple" xlink:show="embed" xlink:actuate="onLoad"/></draw:frame><draw:frame draw:style-name="fr1" draw:name="graphics164" text:anchor-type="as-char" svg:width="0.6299in" svg:height="0.8665in" draw:z-index="163"><draw:image xlink:href="Pictures/100002010000017A000002080FCC8D6D.png" xlink:type="simple" xlink:show="embed" xlink:actuate="onLoad"/></draw:frame><draw:frame draw:style-name="fr1" draw:name="graphics165" text:anchor-type="as-char" svg:width="0.6299in" svg:height="0.8665in" draw:z-index="164"><draw:image xlink:href="Pictures/100002010000017A000002080FCC8D6D.png" xlink:type="simple" xlink:show="embed" xlink:actuate="onLoad"/></draw:frame><draw:frame draw:style-name="fr1" draw:name="graphics166" text:anchor-type="as-char" svg:width="0.6299in" svg:height="0.8665in" draw:z-index="165"><draw:image xlink:href="Pictures/100002010000017A000002080FCC8D6D.png" xlink:type="simple" xlink:show="embed" xlink:actuate="onLoad"/></draw:frame><draw:frame draw:style-name="fr1" draw:name="graphics167" text:anchor-type="as-char" svg:width="0.6299in" svg:height="0.8665in" draw:z-index="166"><draw:image xlink:href="Pictures/100002010000017A000002080FCC8D6D.png" xlink:type="simple" xlink:show="embed" xlink:actuate="onLoad"/></draw:frame><draw:frame draw:style-name="fr1" draw:name="graphics168" text:anchor-type="as-char" svg:width="0.6299in" svg:height="0.8665in" draw:z-index="167"><draw:image xlink:href="Pictures/100002010000017A000002080FCC8D6D.png" xlink:type="simple" xlink:show="embed" xlink:actuate="onLoad"/></draw:frame><draw:frame draw:style-name="fr1" draw:name="graphics169" text:anchor-type="as-char" svg:width="0.6299in" svg:height="0.8665in" draw:z-index="168"><draw:image xlink:href="Pictures/100002010000017A000002080FCC8D6D.png" xlink:type="simple" xlink:show="embed" xlink:actuate="onLoad"/></draw:frame><draw:frame draw:style-name="fr1" draw:name="graphics170" text:anchor-type="as-char" svg:width="0.6299in" svg:height="0.8665in" draw:z-index="169"><draw:image xlink:href="Pictures/100002010000017A000002080FCC8D6D.png" xlink:type="simple" xlink:show="embed" xlink:actuate="onLoad"/></draw:frame><draw:frame draw:style-name="fr1" draw:name="graphics171" text:anchor-type="as-char" svg:width="0.6299in" svg:height="0.8665in" draw:z-index="170"><draw:image xlink:href="Pictures/100002010000017A000002080FCC8D6D.png" xlink:type="simple" xlink:show="embed" xlink:actuate="onLoad"/></draw:frame><draw:frame draw:style-name="fr1" draw:name="graphics172" text:anchor-type="as-char" svg:width="0.6299in" svg:height="0.8665in" draw:z-index="171"><draw:image xlink:href="Pictures/100002010000017A000002080FCC8D6D.png" xlink:type="simple" xlink:show="embed" xlink:actuate="onLoad"/></draw:frame><draw:frame draw:style-name="fr1" draw:name="graphics173" text:anchor-type="as-char" svg:width="0.6299in" svg:height="0.8665in" draw:z-index="172"><draw:image xlink:href="Pictures/100002010000017A000002080FCC8D6D.png" xlink:type="simple" xlink:show="embed" xlink:actuate="onLoad"/></draw:frame><draw:frame draw:style-name="fr1" draw:name="graphics174" text:anchor-type="as-char" svg:width="0.6299in" svg:height="0.8665in" draw:z-index="173"><draw:image xlink:href="Pictures/100002010000017A000002080FCC8D6D.png" xlink:type="simple" xlink:show="embed" xlink:actuate="onLoad"/></draw:frame><draw:frame draw:style-name="fr1" draw:name="graphics175" text:anchor-type="as-char" svg:width="0.6299in" svg:height="0.8665in" draw:z-index="174"><draw:image xlink:href="Pictures/100002010000017A000002080FCC8D6D.png" xlink:type="simple" xlink:show="embed" xlink:actuate="onLoad"/></draw:frame><draw:frame draw:style-name="fr1" draw:name="graphics176" text:anchor-type="as-char" svg:width="0.6299in" svg:height="0.8665in" draw:z-index="175"><draw:image xlink:href="Pictures/100002010000017A000002080FCC8D6D.png" xlink:type="simple" xlink:show="embed" xlink:actuate="onLoad"/></draw:frame><draw:frame draw:style-name="fr1" draw:name="graphics177" text:anchor-type="as-char" svg:width="0.6299in" svg:height="0.8665in" draw:z-index="176"><draw:image xlink:href="Pictures/100002010000017A000002080FCC8D6D.png" xlink:type="simple" xlink:show="embed" xlink:actuate="onLoad"/></draw:frame><draw:frame draw:style-name="fr1" draw:name="graphics178" text:anchor-type="as-char" svg:width="0.6299in" svg:height="0.8665in" draw:z-index="177"><draw:image xlink:href="Pictures/100002010000017A000002080FCC8D6D.png" xlink:type="simple" xlink:show="embed" xlink:actuate="onLoad"/></draw:frame><draw:frame draw:style-name="fr1" draw:name="graphics179" text:anchor-type="as-char" svg:width="0.6299in" svg:height="0.8665in" draw:z-index="178"><draw:image xlink:href="Pictures/100002010000017A000002080FCC8D6D.png" xlink:type="simple" xlink:show="embed" xlink:actuate="onLoad"/></draw:frame><draw:frame draw:style-name="fr1" draw:name="graphics180" text:anchor-type="as-char" svg:width="0.6299in" svg:height="0.8665in" draw:z-index="179"><draw:image xlink:href="Pictures/100002010000017A000002080FCC8D6D.png" xlink:type="simple" xlink:show="embed" xlink:actuate="onLoad"/></draw:frame><draw:frame draw:style-name="fr1" draw:name="graphics181" text:anchor-type="as-char" svg:width="0.6299in" svg:height="0.8665in" draw:z-index="180"><draw:image xlink:href="Pictures/100002010000017A000002080FCC8D6D.png" xlink:type="simple" xlink:show="embed" xlink:actuate="onLoad"/></draw:frame><draw:frame draw:style-name="fr1" draw:name="graphics182" text:anchor-type="as-char" svg:width="0.6299in" svg:height="0.8665in" draw:z-index="181"><draw:image xlink:href="Pictures/100002010000017A000002080FCC8D6D.png" xlink:type="simple" xlink:show="embed" xlink:actuate="onLoad"/></draw:frame><draw:frame draw:style-name="fr1" draw:name="graphics183" text:anchor-type="as-char" svg:width="0.6299in" svg:height="0.8665in" draw:z-index="182"><draw:image xlink:href="Pictures/100002010000017A000002080FCC8D6D.png" xlink:type="simple" xlink:show="embed" xlink:actuate="onLoad"/></draw:frame><draw:frame draw:style-name="fr1" draw:name="graphics184" text:anchor-type="as-char" svg:width="0.6299in" svg:height="0.8665in" draw:z-index="183"><draw:image xlink:href="Pictures/100002010000017A000002080FCC8D6D.png" xlink:type="simple" xlink:show="embed" xlink:actuate="onLoad"/></draw:frame><draw:frame draw:style-name="fr1" draw:name="graphics185" text:anchor-type="as-char" svg:width="0.6299in" svg:height="0.8665in" draw:z-index="184"><draw:image xlink:href="Pictures/100002010000017A000002080FCC8D6D.png" xlink:type="simple" xlink:show="embed" xlink:actuate="onLoad"/></draw:frame><draw:frame draw:style-name="fr1" draw:name="graphics186" text:anchor-type="as-char" svg:width="0.6299in" svg:height="0.8665in" draw:z-index="185"><draw:image xlink:href="Pictures/100002010000017A000002080FCC8D6D.png" xlink:type="simple" xlink:show="embed" xlink:actuate="onLoad"/></draw:frame><draw:frame draw:style-name="fr1" draw:name="graphics187" text:anchor-type="as-char" svg:width="0.6299in" svg:height="0.8665in" draw:z-index="186"><draw:image xlink:href="Pictures/100002010000017A000002080FCC8D6D.png" xlink:type="simple" xlink:show="embed" xlink:actuate="onLoad"/></draw:frame><draw:frame draw:style-name="fr1" draw:name="graphics188" text:anchor-type="as-char" svg:width="0.6299in" svg:height="0.8665in" draw:z-index="187"><draw:image xlink:href="Pictures/100002010000017A000002080FCC8D6D.png" xlink:type="simple" xlink:show="embed" xlink:actuate="onLoad"/></draw:frame><draw:frame draw:style-name="fr1" draw:name="graphics189" text:anchor-type="as-char" svg:width="0.6299in" svg:height="0.8665in" draw:z-index="188"><draw:image xlink:href="Pictures/100002010000017A000002080FCC8D6D.png" xlink:type="simple" xlink:show="embed" xlink:actuate="onLoad"/></draw:frame><draw:frame draw:style-name="fr1" draw:name="graphics190" text:anchor-type="as-char" svg:width="0.6299in" svg:height="0.8665in" draw:z-index="189"><draw:image xlink:href="Pictures/100002010000017A000002080FCC8D6D.png" xlink:type="simple" xlink:show="embed" xlink:actuate="onLoad"/></draw:frame><draw:frame draw:style-name="fr1" draw:name="graphics191" text:anchor-type="as-char" svg:width="0.6299in" svg:height="0.8665in" draw:z-index="190"><draw:image xlink:href="Pictures/100002010000017A000002080FCC8D6D.png" xlink:type="simple" xlink:show="embed" xlink:actuate="onLoad"/></draw:frame><draw:frame draw:style-name="fr1" draw:name="graphics192" text:anchor-type="as-char" svg:width="0.6299in" svg:height="0.8665in" draw:z-index="191"><draw:image xlink:href="Pictures/100002010000017A000002080FCC8D6D.png" xlink:type="simple" xlink:show="embed" xlink:actuate="onLoad"/></draw:frame><draw:frame draw:style-name="fr1" draw:name="graphics193" text:anchor-type="as-char" svg:width="0.6299in" svg:height="0.8665in" draw:z-index="192"><draw:image xlink:href="Pictures/100002010000017A000002080FCC8D6D.png" xlink:type="simple" xlink:show="embed" xlink:actuate="onLoad"/></draw:frame><draw:frame draw:style-name="fr1" draw:name="graphics194" text:anchor-type="as-char" svg:width="0.6299in" svg:height="0.8665in" draw:z-index="193"><draw:image xlink:href="Pictures/100002010000017A000002080FCC8D6D.png" xlink:type="simple" xlink:show="embed" xlink:actuate="onLoad"/></draw:frame><draw:frame draw:style-name="fr1" draw:name="graphics195" text:anchor-type="as-char" svg:width="0.6299in" svg:height="0.8665in" draw:z-index="194"><draw:image xlink:href="Pictures/100002010000017A000002080FCC8D6D.png" xlink:type="simple" xlink:show="embed" xlink:actuate="onLoad"/></draw:frame><draw:frame draw:style-name="fr1" draw:name="graphics196" text:anchor-type="as-char" svg:width="0.6299in" svg:height="0.8665in" draw:z-index="195"><draw:image xlink:href="Pictures/100002010000017A000002080FCC8D6D.png" xlink:type="simple" xlink:show="embed" xlink:actuate="onLoad"/></draw:frame><draw:frame draw:style-name="fr1" draw:name="graphics197" text:anchor-type="as-char" svg:width="0.6299in" svg:height="0.8665in" draw:z-index="196"><draw:image xlink:href="Pictures/100002010000017A000002080FCC8D6D.png" xlink:type="simple" xlink:show="embed" xlink:actuate="onLoad"/></draw:frame><draw:frame draw:style-name="fr1" draw:name="graphics198" text:anchor-type="as-char" svg:width="0.6299in" svg:height="0.8665in" draw:z-index="197"><draw:image xlink:href="Pictures/100002010000017A000002080FCC8D6D.png" xlink:type="simple" xlink:show="embed" xlink:actuate="onLoad"/></draw:frame><draw:frame draw:style-name="fr1" draw:name="graphics199" text:anchor-type="as-char" svg:width="0.6299in" svg:height="0.8665in" draw:z-index="198"><draw:image xlink:href="Pictures/100002010000017A000002080FCC8D6D.png" xlink:type="simple" xlink:show="embed" xlink:actuate="onLoad"/></draw:frame><draw:frame draw:style-name="fr1" draw:name="graphics200" text:anchor-type="as-char" svg:width="0.6299in" svg:height="0.8665in" draw:z-index="199"><draw:image xlink:href="Pictures/100002010000017A000002080FCC8D6D.png" xlink:type="simple" xlink:show="embed" xlink:actuate="onLoad"/></draw:frame><draw:frame draw:style-name="fr1" draw:name="graphics201" text:anchor-type="as-char" svg:width="0.6299in" svg:height="0.8665in" draw:z-index="200"><draw:image xlink:href="Pictures/100002010000017A000002080FCC8D6D.png" xlink:type="simple" xlink:show="embed" xlink:actuate="onLoad"/></draw:frame><draw:frame draw:style-name="fr1" draw:name="graphics202" text:anchor-type="as-char" svg:width="0.6299in" svg:height="0.8665in" draw:z-index="201"><draw:image xlink:href="Pictures/100002010000017A000002080FCC8D6D.png" xlink:type="simple" xlink:show="embed" xlink:actuate="onLoad"/></draw:frame><draw:frame draw:style-name="fr1" draw:name="graphics203" text:anchor-type="as-char" svg:width="0.6299in" svg:height="0.8665in" draw:z-index="202"><draw:image xlink:href="Pictures/100002010000017A000002080FCC8D6D.png" xlink:type="simple" xlink:show="embed" xlink:actuate="onLoad"/></draw:frame><draw:frame draw:style-name="fr1" draw:name="graphics204" text:anchor-type="as-char" svg:width="0.6299in" svg:height="0.8665in" draw:z-index="203"><draw:image xlink:href="Pictures/100002010000017A000002080FCC8D6D.png" xlink:type="simple" xlink:show="embed" xlink:actuate="onLoad"/></draw:frame><draw:frame draw:style-name="fr1" draw:name="graphics205" text:anchor-type="as-char" svg:width="0.6299in" svg:height="0.8665in" draw:z-index="204"><draw:image xlink:href="Pictures/100002010000017A000002080FCC8D6D.png" xlink:type="simple" xlink:show="embed" xlink:actuate="onLoad"/></draw:frame><draw:frame draw:style-name="fr1" draw:name="graphics206" text:anchor-type="as-char" svg:width="0.6299in" svg:height="0.8665in" draw:z-index="205"><draw:image xlink:href="Pictures/100002010000017A000002080FCC8D6D.png" xlink:type="simple" xlink:show="embed" xlink:actuate="onLoad"/></draw:frame><draw:frame draw:style-name="fr1" draw:name="graphics207" text:anchor-type="as-char" svg:width="0.6299in" svg:height="0.8665in" draw:z-index="206"><draw:image xlink:href="Pictures/100002010000017A000002080FCC8D6D.png" xlink:type="simple" xlink:show="embed" xlink:actuate="onLoad"/></draw:frame><draw:frame draw:style-name="fr1" draw:name="graphics208" text:anchor-type="as-char" svg:width="0.6299in" svg:height="0.8665in" draw:z-index="207"><draw:image xlink:href="Pictures/100002010000017A000002080FCC8D6D.png" xlink:type="simple" xlink:show="embed" xlink:actuate="onLoad"/></draw:frame><draw:frame draw:style-name="fr1" draw:name="graphics209" text:anchor-type="as-char" svg:width="0.6299in" svg:height="0.8665in" draw:z-index="208"><draw:image xlink:href="Pictures/100002010000017A000002080FCC8D6D.png" xlink:type="simple" xlink:show="embed" xlink:actuate="onLoad"/></draw:frame><draw:frame draw:style-name="fr1" draw:name="graphics210" text:anchor-type="as-char" svg:width="0.6299in" svg:height="0.8665in" draw:z-index="209"><draw:image xlink:href="Pictures/100002010000017A000002080FCC8D6D.png" xlink:type="simple" xlink:show="embed" xlink:actuate="onLoad"/></draw:frame><draw:frame draw:style-name="fr1" draw:name="graphics211" text:anchor-type="as-char" svg:width="0.6299in" svg:height="0.8665in" draw:z-index="210"><draw:image xlink:href="Pictures/100002010000017A000002080FCC8D6D.png" xlink:type="simple" xlink:show="embed" xlink:actuate="onLoad"/></draw:frame><draw:frame draw:style-name="fr1" draw:name="graphics212" text:anchor-type="as-char" svg:width="0.6299in" svg:height="0.8665in" draw:z-index="211"><draw:image xlink:href="Pictures/100002010000017A000002080FCC8D6D.png" xlink:type="simple" xlink:show="embed" xlink:actuate="onLoad"/></draw:frame><draw:frame draw:style-name="fr1" draw:name="graphics213" text:anchor-type="as-char" svg:width="0.6299in" svg:height="0.8665in" draw:z-index="212"><draw:image xlink:href="Pictures/100002010000017A000002080FCC8D6D.png" xlink:type="simple" xlink:show="embed" xlink:actuate="onLoad"/></draw:frame><draw:frame draw:style-name="fr1" draw:name="graphics214" text:anchor-type="as-char" svg:width="0.6299in" svg:height="0.8665in" draw:z-index="213"><draw:image xlink:href="Pictures/100002010000017A000002080FCC8D6D.png" xlink:type="simple" xlink:show="embed" xlink:actuate="onLoad"/></draw:frame><draw:frame draw:style-name="fr1" draw:name="graphics215" text:anchor-type="as-char" svg:width="0.6299in" svg:height="0.8665in" draw:z-index="214"><draw:image xlink:href="Pictures/100002010000017A000002080FCC8D6D.png" xlink:type="simple" xlink:show="embed" xlink:actuate="onLoad"/></draw:frame><draw:frame draw:style-name="fr1" draw:name="graphics216" text:anchor-type="as-char" svg:width="0.6299in" svg:height="0.8665in" draw:z-index="215"><draw:image xlink:href="Pictures/100002010000017A000002080FCC8D6D.png" xlink:type="simple" xlink:show="embed" xlink:actuate="onLoad"/></draw:frame><draw:frame draw:style-name="fr1" draw:name="graphics217" text:anchor-type="as-char" svg:width="0.6299in" svg:height="0.8665in" draw:z-index="216"><draw:image xlink:href="Pictures/100002010000017A000002080FCC8D6D.png" xlink:type="simple" xlink:show="embed" xlink:actuate="onLoad"/></draw:frame><draw:frame draw:style-name="fr1" draw:name="graphics218" text:anchor-type="as-char" svg:width="0.6299in" svg:height="0.8665in" draw:z-index="217"><draw:image xlink:href="Pictures/100002010000017A000002080FCC8D6D.png" xlink:type="simple" xlink:show="embed" xlink:actuate="onLoad"/></draw:frame><draw:frame draw:style-name="fr1" draw:name="graphics219" text:anchor-type="as-char" svg:width="0.6299in" svg:height="0.8665in" draw:z-index="218"><draw:image xlink:href="Pictures/100002010000017A000002080FCC8D6D.png" xlink:type="simple" xlink:show="embed" xlink:actuate="onLoad"/></draw:frame><draw:frame draw:style-name="fr1" draw:name="graphics220" text:anchor-type="as-char" svg:width="0.6299in" svg:height="0.8665in" draw:z-index="219"><draw:image xlink:href="Pictures/100002010000017A000002080FCC8D6D.png" xlink:type="simple" xlink:show="embed" xlink:actuate="onLoad"/></draw:frame><draw:frame draw:style-name="fr1" draw:name="graphics221" text:anchor-type="as-char" svg:width="0.6299in" svg:height="0.8665in" draw:z-index="220"><draw:image xlink:href="Pictures/100002010000017A000002080FCC8D6D.png" xlink:type="simple" xlink:show="embed" xlink:actuate="onLoad"/></draw:frame><draw:frame draw:style-name="fr1" draw:name="graphics222" text:anchor-type="as-char" svg:width="0.6299in" svg:height="0.8665in" draw:z-index="221"><draw:image xlink:href="Pictures/100002010000017A000002080FCC8D6D.png" xlink:type="simple" xlink:show="embed" xlink:actuate="onLoad"/></draw:frame><draw:frame draw:style-name="fr1" draw:name="graphics223" text:anchor-type="as-char" svg:width="0.6299in" svg:height="0.8665in" draw:z-index="222"><draw:image xlink:href="Pictures/100002010000017A000002080FCC8D6D.png" xlink:type="simple" xlink:show="embed" xlink:actuate="onLoad"/></draw:frame><draw:frame draw:style-name="fr1" draw:name="graphics224" text:anchor-type="as-char" svg:width="0.6299in" svg:height="0.8665in" draw:z-index="223"><draw:image xlink:href="Pictures/100002010000017A000002080FCC8D6D.png" xlink:type="simple" xlink:show="embed" xlink:actuate="onLoad"/></draw:frame><draw:frame draw:style-name="fr1" draw:name="graphics225" text:anchor-type="as-char" svg:width="0.6299in" svg:height="0.8665in" draw:z-index="224"><draw:image xlink:href="Pictures/100002010000017A000002080FCC8D6D.png" xlink:type="simple" xlink:show="embed" xlink:actuate="onLoad"/></draw:frame><draw:frame draw:style-name="fr1" draw:name="graphics226" text:anchor-type="as-char" svg:width="0.6299in" svg:height="0.8665in" draw:z-index="225"><draw:image xlink:href="Pictures/100002010000017A000002080FCC8D6D.png" xlink:type="simple" xlink:show="embed" xlink:actuate="onLoad"/></draw:frame><draw:frame draw:style-name="fr1" draw:name="graphics227" text:anchor-type="as-char" svg:width="0.6299in" svg:height="0.8665in" draw:z-index="226"><draw:image xlink:href="Pictures/100002010000017A000002080FCC8D6D.png" xlink:type="simple" xlink:show="embed" xlink:actuate="onLoad"/></draw:frame><draw:frame draw:style-name="fr1" draw:name="graphics228" text:anchor-type="as-char" svg:width="0.6299in" svg:height="0.8665in" draw:z-index="227"><draw:image xlink:href="Pictures/100002010000017A000002080FCC8D6D.png" xlink:type="simple" xlink:show="embed" xlink:actuate="onLoad"/></draw:frame><draw:frame draw:style-name="fr1" draw:name="graphics229" text:anchor-type="as-char" svg:width="0.6299in" svg:height="0.8665in" draw:z-index="228"><draw:image xlink:href="Pictures/100002010000017A000002080FCC8D6D.png" xlink:type="simple" xlink:show="embed" xlink:actuate="onLoad"/></draw:frame><draw:frame draw:style-name="fr1" draw:name="graphics230" text:anchor-type="as-char" svg:width="0.6299in" svg:height="0.8665in" draw:z-index="229"><draw:image xlink:href="Pictures/100002010000017A000002080FCC8D6D.png" xlink:type="simple" xlink:show="embed" xlink:actuate="onLoad"/></draw:frame><draw:frame draw:style-name="fr1" draw:name="graphics231" text:anchor-type="as-char" svg:width="0.6299in" svg:height="0.8665in" draw:z-index="230"><draw:image xlink:href="Pictures/100002010000017A000002080FCC8D6D.png" xlink:type="simple" xlink:show="embed" xlink:actuate="onLoad"/></draw:frame><draw:frame draw:style-name="fr1" draw:name="graphics232" text:anchor-type="as-char" svg:width="0.6299in" svg:height="0.8665in" draw:z-index="231"><draw:image xlink:href="Pictures/100002010000017A000002080FCC8D6D.png" xlink:type="simple" xlink:show="embed" xlink:actuate="onLoad"/></draw:frame><draw:frame draw:style-name="fr1" draw:name="graphics233" text:anchor-type="as-char" svg:width="0.6299in" svg:height="0.8665in" draw:z-index="232"><draw:image xlink:href="Pictures/100002010000017A000002080FCC8D6D.png" xlink:type="simple" xlink:show="embed" xlink:actuate="onLoad"/></draw:frame><draw:frame draw:style-name="fr1" draw:name="graphics234" text:anchor-type="as-char" svg:width="0.6299in" svg:height="0.8665in" draw:z-index="233"><draw:image xlink:href="Pictures/100002010000017A000002080FCC8D6D.png" xlink:type="simple" xlink:show="embed" xlink:actuate="onLoad"/></draw:frame><draw:frame draw:style-name="fr1" draw:name="graphics235" text:anchor-type="as-char" svg:width="0.6299in" svg:height="0.8665in" draw:z-index="234"><draw:image xlink:href="Pictures/100002010000017A000002080FCC8D6D.png" xlink:type="simple" xlink:show="embed" xlink:actuate="onLoad"/></draw:frame><draw:frame draw:style-name="fr1" draw:name="graphics236" text:anchor-type="as-char" svg:width="0.6299in" svg:height="0.8665in" draw:z-index="235"><draw:image xlink:href="Pictures/100002010000017A000002080FCC8D6D.png" xlink:type="simple" xlink:show="embed" xlink:actuate="onLoad"/></draw:frame><draw:frame draw:style-name="fr1" draw:name="graphics237" text:anchor-type="as-char" svg:width="0.6299in" svg:height="0.8665in" draw:z-index="236"><draw:image xlink:href="Pictures/100002010000017A000002080FCC8D6D.png" xlink:type="simple" xlink:show="embed" xlink:actuate="onLoad"/></draw:frame><draw:frame draw:style-name="fr1" draw:name="graphics238" text:anchor-type="as-char" svg:width="0.6299in" svg:height="0.8665in" draw:z-index="237"><draw:image xlink:href="Pictures/100002010000017A000002080FCC8D6D.png" xlink:type="simple" xlink:show="embed" xlink:actuate="onLoad"/></draw:frame><draw:frame draw:style-name="fr1" draw:name="graphics239" text:anchor-type="as-char" svg:width="0.6299in" svg:height="0.8665in" draw:z-index="238"><draw:image xlink:href="Pictures/100002010000017A000002080FCC8D6D.png" xlink:type="simple" xlink:show="embed" xlink:actuate="onLoad"/></draw:frame><draw:frame draw:style-name="fr1" draw:name="graphics240" text:anchor-type="as-char" svg:width="0.6299in" svg:height="0.8665in" draw:z-index="239"><draw:image xlink:href="Pictures/100002010000017A000002080FCC8D6D.png" xlink:type="simple" xlink:show="embed" xlink:actuate="onLoad"/></draw:frame><draw:frame draw:style-name="fr1" draw:name="graphics241" text:anchor-type="as-char" svg:width="0.6299in" svg:height="0.8665in" draw:z-index="240"><draw:image xlink:href="Pictures/100002010000017A000002080FCC8D6D.png" xlink:type="simple" xlink:show="embed" xlink:actuate="onLoad"/></draw:frame><draw:frame draw:style-name="fr1" draw:name="graphics242" text:anchor-type="as-char" svg:width="0.6299in" svg:height="0.8665in" draw:z-index="241"><draw:image xlink:href="Pictures/100002010000017A000002080FCC8D6D.png" xlink:type="simple" xlink:show="embed" xlink:actuate="onLoad"/></draw:frame><draw:frame draw:style-name="fr1" draw:name="graphics243" text:anchor-type="as-char" svg:width="0.6299in" svg:height="0.8665in" draw:z-index="242"><draw:image xlink:href="Pictures/100002010000017A000002080FCC8D6D.png" xlink:type="simple" xlink:show="embed" xlink:actuate="onLoad"/></draw:frame><draw:frame draw:style-name="fr1" draw:name="graphics244" text:anchor-type="as-char" svg:width="0.6299in" svg:height="0.8665in" draw:z-index="243"><draw:image xlink:href="Pictures/100002010000017A000002080FCC8D6D.png" xlink:type="simple" xlink:show="embed" xlink:actuate="onLoad"/></draw:frame><draw:frame draw:style-name="fr1" draw:name="graphics245" text:anchor-type="as-char" svg:width="0.6299in" svg:height="0.8665in" draw:z-index="244"><draw:image xlink:href="Pictures/100002010000017A000002080FCC8D6D.png" xlink:type="simple" xlink:show="embed" xlink:actuate="onLoad"/></draw:frame><draw:frame draw:style-name="fr1" draw:name="graphics246" text:anchor-type="as-char" svg:width="0.6299in" svg:height="0.8665in" draw:z-index="245"><draw:image xlink:href="Pictures/100002010000017A000002080FCC8D6D.png" xlink:type="simple" xlink:show="embed" xlink:actuate="onLoad"/></draw:frame><draw:frame draw:style-name="fr1" draw:name="graphics247" text:anchor-type="as-char" svg:width="0.6299in" svg:height="0.8665in" draw:z-index="246"><draw:image xlink:href="Pictures/100002010000017A000002080FCC8D6D.png" xlink:type="simple" xlink:show="embed" xlink:actuate="onLoad"/></draw:frame><draw:frame draw:style-name="fr1" draw:name="graphics248" text:anchor-type="as-char" svg:width="0.6299in" svg:height="0.8665in" draw:z-index="247"><draw:image xlink:href="Pictures/100002010000017A000002080FCC8D6D.png" xlink:type="simple" xlink:show="embed" xlink:actuate="onLoad"/></draw:frame><draw:frame draw:style-name="fr1" draw:name="graphics249" text:anchor-type="as-char" svg:width="0.6299in" svg:height="0.8665in" draw:z-index="248"><draw:image xlink:href="Pictures/100002010000017A000002080FCC8D6D.png" xlink:type="simple" xlink:show="embed" xlink:actuate="onLoad"/></draw:frame><draw:frame draw:style-name="fr1" draw:name="graphics250" text:anchor-type="as-char" svg:width="0.6299in" svg:height="0.8665in" draw:z-index="249"><draw:image xlink:href="Pictures/100002010000017A000002080FCC8D6D.png" xlink:type="simple" xlink:show="embed" xlink:actuate="onLoad"/></draw:frame><draw:frame draw:style-name="fr1" draw:name="graphics251" text:anchor-type="as-char" svg:width="0.6299in" svg:height="0.8665in" draw:z-index="250"><draw:image xlink:href="Pictures/100002010000017A000002080FCC8D6D.png" xlink:type="simple" xlink:show="embed" xlink:actuate="onLoad"/></draw:frame><draw:frame draw:style-name="fr1" draw:name="graphics252" text:anchor-type="as-char" svg:width="0.6299in" svg:height="0.8665in" draw:z-index="251"><draw:image xlink:href="Pictures/100002010000017A000002080FCC8D6D.png" xlink:type="simple" xlink:show="embed" xlink:actuate="onLoad"/></draw:frame><draw:frame draw:style-name="fr1" draw:name="graphics253" text:anchor-type="as-char" svg:width="0.6299in" svg:height="0.8665in" draw:z-index="252"><draw:image xlink:href="Pictures/100002010000017A000002080FCC8D6D.png" xlink:type="simple" xlink:show="embed" xlink:actuate="onLoad"/></draw:frame><draw:frame draw:style-name="fr1" draw:name="graphics254" text:anchor-type="as-char" svg:width="0.6299in" svg:height="0.8665in" draw:z-index="253"><draw:image xlink:href="Pictures/100002010000017A000002080FCC8D6D.png" xlink:type="simple" xlink:show="embed" xlink:actuate="onLoad"/></draw:frame><draw:frame draw:style-name="fr1" draw:name="graphics255" text:anchor-type="as-char" svg:width="0.6299in" svg:height="0.8665in" draw:z-index="254"><draw:image xlink:href="Pictures/100002010000017A000002080FCC8D6D.png" xlink:type="simple" xlink:show="embed" xlink:actuate="onLoad"/></draw:frame><draw:frame draw:style-name="fr1" draw:name="graphics256" text:anchor-type="as-char" svg:width="0.6299in" svg:height="0.8665in" draw:z-index="255"><draw:image xlink:href="Pictures/100002010000017A000002080FCC8D6D.png" xlink:type="simple" xlink:show="embed" xlink:actuate="onLoad"/></draw:frame><draw:frame draw:style-name="fr1" draw:name="graphics257" text:anchor-type="as-char" svg:width="0.6299in" svg:height="0.8665in" draw:z-index="256"><draw:image xlink:href="Pictures/100002010000017A000002080FCC8D6D.png" xlink:type="simple" xlink:show="embed" xlink:actuate="onLoad"/></draw:frame><draw:frame draw:style-name="fr1" draw:name="graphics258" text:anchor-type="as-char" svg:width="0.6299in" svg:height="0.8665in" draw:z-index="257"><draw:image xlink:href="Pictures/100002010000017A000002080FCC8D6D.png" xlink:type="simple" xlink:show="embed" xlink:actuate="onLoad"/></draw:frame><draw:frame draw:style-name="fr1" draw:name="graphics259" text:anchor-type="as-char" svg:width="0.6299in" svg:height="0.8665in" draw:z-index="258"><draw:image xlink:href="Pictures/100002010000017A000002080FCC8D6D.png" xlink:type="simple" xlink:show="embed" xlink:actuate="onLoad"/></draw:frame><draw:frame draw:style-name="fr1" draw:name="graphics260" text:anchor-type="as-char" svg:width="0.6299in" svg:height="0.8665in" draw:z-index="259"><draw:image xlink:href="Pictures/100002010000017A000002080FCC8D6D.png" xlink:type="simple" xlink:show="embed" xlink:actuate="onLoad"/></draw:frame><draw:frame draw:style-name="fr1" draw:name="graphics261" text:anchor-type="as-char" svg:width="0.6299in" svg:height="0.8665in" draw:z-index="260"><draw:image xlink:href="Pictures/100002010000017A000002080FCC8D6D.png" xlink:type="simple" xlink:show="embed" xlink:actuate="onLoad"/></draw:frame><draw:frame draw:style-name="fr1" draw:name="graphics262" text:anchor-type="as-char" svg:width="0.6299in" svg:height="0.8665in" draw:z-index="261"><draw:image xlink:href="Pictures/100002010000017A000002080FCC8D6D.png" xlink:type="simple" xlink:show="embed" xlink:actuate="onLoad"/></draw:frame><draw:frame draw:style-name="fr1" draw:name="graphics263" text:anchor-type="as-char" svg:width="0.6299in" svg:height="0.8665in" draw:z-index="262"><draw:image xlink:href="Pictures/100002010000017A000002080FCC8D6D.png" xlink:type="simple" xlink:show="embed" xlink:actuate="onLoad"/></draw:frame><draw:frame draw:style-name="fr1" draw:name="graphics264" text:anchor-type="as-char" svg:width="0.6299in" svg:height="0.8665in" draw:z-index="263"><draw:image xlink:href="Pictures/100002010000017A000002080FCC8D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9in" fo:margin-bottom="0.3752in" fo:margin-left="0.4165in" fo:margin-right="0.351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nda </meta:initial-creator>
    <meta:creation-date>2015-10-24T01:38:11</meta:creation-date>
    <meta:printed-by>ganda </meta:printed-by>
    <meta:print-date>2015-10-24T01:48:10</meta:print-date>
    <dc:date>2015-10-24T01:49:12</dc:date>
    <dc:creator>ganda </dc:creator>
    <meta:editing-duration>P0D</meta:editing-duration>
    <meta:editing-cycles>1</meta:editing-cycles>
    <meta:document-statistic meta:table-count="0" meta:image-count="264" meta:object-count="0" meta:page-count="2" meta:paragraph-count="2" meta:word-count="0" meta:character-count="264" meta:non-whitespace-character-count="0"/>
    <meta:generator>LibreOffice/3.5$Linux_X86_64 LibreOffice_project/350m1$Build-2</meta:generator>
  </office:meta>
</office:document-meta>
</file>